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RTC</text:span><text:span text:style-name="T1_2"><text:tab/></text:span><text:span text:style-name="T1_3">KEYWORD</text:span><text:span text:style-name="T1_4">1</text:span></text:p>
      <text:p text:style-name="P2"><text:span text:style-name="T2_1">ReadTime</text:span><text:span text:style-name="T2_2"><text:tab/></text:span><text:span text:style-name="T2_3">KEYWORD</text:span><text:span text:style-name="T2_4">2</text:span></text:p>
      <text:p text:style-name="P3"><text:span text:style-name="T3_1">WriteTime</text:span><text:span text:style-name="T3_2"><text:tab/></text:span><text:span text:style-name="T3_3">KEYWORD</text:span><text:span text:style-name="T3_4">2</text:span></text:p>
      <text:p text:style-name="P4"><text:span text:style-name="T4_1">now</text:span><text:span text:style-name="T4_2"><text:tab/></text:span><text:span text:style-name="T4_3">KEYWORD</text:span><text:span text:style-name="T4_4">2</text:span></text:p>
      <text:p text:style-name="P5"><text:span text:style-name="T5_1">ReadRAM</text:span><text:span text:style-name="T5_2"><text:tab/></text:span><text:span text:style-name="T5_3">KEYWORD</text:span><text:span text:style-name="T5_4">2</text:span></text:p>
      <text:p text:style-name="P6"><text:span text:style-name="T6_1">WriteRAM</text:span><text:span text:style-name="T6_2"><text:tab/></text:span><text:span text:style-name="T6_3">KEYWORD</text:span><text:span text:style-name="T6_4">2</text:span></text:p>
      <text:p text:style-name="P7"><text:span text:style-name="T7_1">Control</text:span><text:span text:style-name="T7_2"><text:tab/></text:span><text:span text:style-name="T7_3">KEYWORD</text:span><text:span text:style-name="T7_4">2</text:span></text:p>
      <text:p text:style-name="P8"><text:span text:style-name="T8_1">Status</text:span><text:span text:style-name="T8_2"><text:tab/></text:span><text:span text:style-name="T8_3">KEYWORD</text:span><text:span text:style-name="T8_4">2</text:span></text:p>
      <text:p text:style-name="P9"><text:span text:style-name="T9_1">now</text:span><text:span text:style-name="T9_2"><text:tab/></text:span><text:span text:style-name="T9_3">KEYWORD</text:span><text:span text:style-name="T9_4">2</text:span></text:p>
      <text:p text:style-name="P10"><text:span text:style-name="T10_1">isrunning</text:span><text:span text:style-name="T10_2"><text:tab/></text:span><text:span text:style-name="T10_3">KEYWORD</text:span><text:span text:style-name="T10_4">2</text:span></text:p>
      <text:p text:style-name="P11"><text:span text:style-name="T11_1"><text:tab/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